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546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13.35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2.099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1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2"/>
        <table:table-column table:style-name="co18" table:number-columns-repeated="2" table:default-cell-style-name="ce12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3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34"/>
          <table:table-cell table:style-name="ce1" office:value-type="string" calcext:value-type="string" table:number-columns-spanned="1" table:number-rows-spanned="3">
            <office:annotation draw:style-name="gr1" draw:text-style-name="P2" svg:width="3.939cm" svg:height="1.681cm" svg:x="65.548cm" svg:y="0cm" draw:caption-point-x="4.323cm" draw:caption-point-y="0.01cm">
              <dc:date>2020-01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/>
          <table:table-cell table:style-name="ce20"/>
          <table:table-cell table:style-name="ce21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964cm" svg:height="1.893cm" svg:x="47.822cm" svg:y="0.149cm" draw:caption-point-x="4.16cm" draw:caption-point-y="0.31cm">
              <dc:date>2020-01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392cm" svg:height="1.476cm" svg:x="50.702cm" svg:y="0.185cm" draw:caption-point-x="4.192cm" draw:caption-point-y="0.274cm">
              <dc:date>2020-01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547cm" svg:height="1.311cm" svg:x="53.156cm" svg:y="0.082cm" draw:caption-point-x="4.172cm" draw:caption-point-y="0.377cm">
              <dc:date>2020-01-13T00:00:00</dc:date>
              <text:p text:style-name="P1"><text:span text:style-name="T1">Total dos rendimentos brutos pagos no mês.</text:span></text:p>
            </office:annotation>
            <text:p>TOTAL DE RENDIMENTOS BRUTOS<text:span text:style-name="T2">9</text:span></text:p>
          </table:table-cell>
          <table:table-cell table:style-name="ce34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4"/>
          <table:table-cell table:style-name="ce1" office:value-type="string" calcext:value-type="string" table:number-columns-spanned="1" table:number-rows-spanned="2">
            <office:annotation draw:style-name="gr5" draw:text-style-name="P2" svg:width="3.53cm" svg:height="1.047cm" svg:x="62.706cm" svg:y="0.148cm" draw:caption-point-x="4.31cm" draw:caption-point-y="0.311cm">
              <dc:date>2020-01-13T00:00:00</dc:date>
              <text:p text:style-name="P1"><text:span text:style-name="T1">Total dos descontos efetuados no mês.</text:span></text:p>
            </office:annotation>
            <text:p>TOTAL DE DESCONTOS<text:span text:style-name="T2">13</text:span></text:p>
          </table:table-cell>
          <table:covered-table-cell table:style-name="ce1"/>
          <table:table-cell/>
          <table:table-cell table:style-name="ce20"/>
          <table:table-cell table:style-name="ce21" table:number-columns-repeated="1004"/>
        </table:table-row>
        <table:table-row table:style-name="ro3">
          <table:covered-table-cell table:number-columns-repeated="4" table:style-name="ce1"/>
          <table:table-cell table:style-name="ce9" office:value-type="string" calcext:value-type="string">
            <office:annotation draw:style-name="gr2" draw:text-style-name="P2" svg:width="6.339cm" svg:height="1.893cm" svg:x="31.393cm" svg:y="0.704cm" draw:caption-point-x="4.714cm" draw:caption-point-y="0.279cm">
              <dc:date>2020-01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2">1</text:span></text:p>
          </table:table-cell>
          <table:table-cell table:style-name="ce9" office:value-type="string" calcext:value-type="string">
            <office:annotation draw:style-name="gr6" draw:text-style-name="P2" svg:width="5.374cm" svg:height="2.051cm" svg:x="35.064cm" svg:y="0.598cm" draw:caption-point-x="4.094cm" draw:caption-point-y="0.385cm">
              <dc:date>2020-01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9" office:value-type="string" calcext:value-type="string">
            <office:annotation draw:style-name="gr7" draw:text-style-name="P2" svg:width="6.536cm" svg:height="2.323cm" svg:x="38.155cm" svg:y="0.687cm" draw:caption-point-x="4.223cm" draw:caption-point-y="0.296cm">
              <dc:date>2020-01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³</text:span></text:p>
          </table:table-cell>
          <table:table-cell table:style-name="ce9" office:value-type="string" calcext:value-type="string">
            <office:annotation draw:style-name="gr6" draw:text-style-name="P2" svg:width="5.311cm" svg:height="2.051cm" svg:x="40.174cm" svg:y="0.585cm" draw:caption-point-x="4.163cm" draw:caption-point-y="0.398cm">
              <dc:date>2020-01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9" office:value-type="string" calcext:value-type="string">
            <office:annotation draw:style-name="gr6" draw:text-style-name="P2" svg:width="4.825cm" svg:height="2.051cm" svg:x="42.785cm" svg:y="0.559cm" draw:caption-point-x="4.127cm" draw:caption-point-y="0.424cm">
              <dc:date>2020-01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9" office:value-type="string" calcext:value-type="string">
            <office:annotation draw:style-name="gr8" draw:text-style-name="P2" svg:width="5.8cm" svg:height="3.162cm" svg:x="45.088cm" svg:y="0.678cm" draw:caption-point-x="4.149cm" draw:caption-point-y="0.305cm">
              <dc:date>2020-01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1" draw:text-style-name="P2" svg:width="6.637cm" svg:height="1.681cm" svg:x="55.83cm" svg:y="0.651cm" draw:caption-point-x="4.158cm" draw:caption-point-y="0.332cm">
              <dc:date>2020-01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9" office:value-type="string" calcext:value-type="string">
            <office:annotation draw:style-name="gr6" draw:text-style-name="P2" svg:width="5.368cm" svg:height="2.051cm" svg:x="57.788cm" svg:y="0.625cm" draw:caption-point-x="4.299cm" draw:caption-point-y="0.358cm">
              <dc:date>2020-01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2">11</text:span></text:p>
          </table:table-cell>
          <table:table-cell table:style-name="ce9" office:value-type="string" calcext:value-type="string">
            <office:annotation draw:style-name="gr1" draw:text-style-name="P2" svg:width="6.896cm" svg:height="1.681cm" svg:x="60.818cm" svg:y="0.625cm" draw:caption-point-x="3.873cm" draw:caption-point-y="0.358cm">
              <dc:date>2020-01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1"/>
          <table:table-cell/>
          <table:table-cell table:style-name="ce20"/>
          <table:table-cell table:style-name="ce21" table:number-columns-repeated="1004"/>
        </table:table-row>
        <table:table-row table:style-name="ro4">
          <table:table-cell table:style-name="ce2" office:value-type="float" office:value="2970" calcext:value-type="float">
            <text:p>2970</text:p>
          </table:table-cell>
          <table:table-cell table:style-name="ce5" office:value-type="string" calcext:value-type="string">
            <text:p>ADINAN APARECIDO DE OLIVEIRA <text:s text:c="21"/></text:p>
          </table:table-cell>
          <table:table-cell table:style-name="ce5" office:value-type="string" calcext:value-type="string">
            <text:p>PROMOTOR DE JUSTICA (ENTRANCIA FINAL)</text:p>
          </table:table-cell>
          <table:table-cell table:style-name="ce5" office:value-type="string" calcext:value-type="string">
            <text:p>PROMOTORIA DE JUSTICA DE JABOTICABAL</text:p>
          </table:table-cell>
          <table:table-cell table:style-name="ce10" office:value-type="float" office:value="33689.1" calcext:value-type="float">
            <text:p><text:s/>33.689,10 </text:p>
          </table:table-cell>
          <table:table-cell table:number-columns-repeated="2" table:style-name="ce13" office:value-type="string" office:string-value="-" calcext:value-type="string">
            <text:p><text:s/>- </text:p>
          </table:table-cell>
          <table:table-cell table:style-name="ce13" office:value-type="float" office:value="22253.72" calcext:value-type="float">
            <text:p><text:s/>22.253,72 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3" office:value-type="string" office:string-value="-" calcext:value-type="string">
            <text:p><text:s/>- </text:p>
          </table:table-cell>
          <table:table-cell table:style-name="ce13" office:value-type="float" office:value="33900.45" calcext:value-type="float">
            <text:p><text:s/>33.900,45 </text:p>
          </table:table-cell>
          <table:table-cell table:style-name="ce16" table:formula="of:=SUM([.E4:.L4])" office:value-type="float" office:value="89843.27" calcext:value-type="float">
            <text:p><text:s/>89.843,27 </text:p>
          </table:table-cell>
          <table:table-cell table:style-name="ce11" office:value-type="float" office:value="9859.5" calcext:value-type="float">
            <text:p><text:s/>9.859,50 </text:p>
          </table:table-cell>
          <table:table-cell table:style-name="ce11" office:value-type="float" office:value="13904.64" calcext:value-type="float">
            <text:p><text:s/>13.904,64 </text:p>
          </table:table-cell>
          <table:table-cell table:style-name="ce18" office:value-type="string" calcext:value-type="string">
            <text:p>-</text:p>
          </table:table-cell>
          <table:table-cell table:style-name="ce10" office:value-type="float" office:value="23764.14" calcext:value-type="float">
            <text:p><text:s/>23.764,14 </text:p>
          </table:table-cell>
          <table:table-cell table:style-name="ce13" office:value-type="float" office:value="66079.13" calcext:value-type="float">
            <text:p><text:s/>66.079,13 </text:p>
          </table:table-cell>
          <table:table-cell table:number-columns-repeated="1006"/>
        </table:table-row>
        <table:table-row table:style-name="ro5">
          <table:table-cell table:style-name="ce3"/>
          <table:table-cell table:style-name="ce6"/>
          <table:table-cell table:number-columns-repeated="1022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6653">
          <table:table-cell table:number-columns-repeated="1024"/>
        </table:table-row>
        <table:table-row table:style-name="ro6" table:number-rows-repeated="190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abela I'.$A$1" table:cell-range-address="$'Tabela I'.$I$3:.$I$3"/>
        </table:named-expressions>
      </table:table>
      <table:named-expressions/>
      <table:database-ranges>
        <table:database-range table:name="__Anonymous_Sheet_DB__0" table:target-range-address="'Tabela I'.I3:'Tabela I'.I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1:40:01.9642286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1T11:41:16.802329387</dc:date>
    <meta:editing-duration>PT11M14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